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7691" officeooo:paragraph-rsid="00127691"/>
    </style:style>
    <style:style style:name="P2" style:family="paragraph" style:parent-style-name="Standard">
      <style:text-properties officeooo:rsid="00127691" officeooo:paragraph-rsid="00151fc3"/>
    </style:style>
    <style:style style:name="P3" style:family="paragraph" style:parent-style-name="Standard">
      <style:text-properties officeooo:rsid="001a0580" officeooo:paragraph-rsid="001a0580"/>
    </style:style>
    <style:style style:name="P4" style:family="paragraph" style:parent-style-name="Standard" style:list-style-name="L1">
      <style:text-properties officeooo:rsid="001b426f" officeooo:paragraph-rsid="001b426f"/>
    </style:style>
    <style:style style:name="P5" style:family="paragraph" style:parent-style-name="Standard" style:list-style-name="L1">
      <style:text-properties officeooo:paragraph-rsid="001b426f"/>
    </style:style>
    <style:style style:name="P6" style:family="paragraph" style:parent-style-name="Standard" style:list-style-name="L1">
      <style:text-properties officeooo:paragraph-rsid="001c3e2b"/>
    </style:style>
    <style:style style:name="P7" style:family="paragraph" style:parent-style-name="Standard">
      <style:text-properties officeooo:paragraph-rsid="001c5bb0"/>
    </style:style>
    <style:style style:name="P8" style:family="paragraph" style:parent-style-name="Standard">
      <style:text-properties officeooo:rsid="002265f0" officeooo:paragraph-rsid="002265f0"/>
    </style:style>
    <style:style style:name="P9" style:family="paragraph" style:parent-style-name="Standard" style:list-style-name="L2">
      <style:text-properties officeooo:rsid="002265f0" officeooo:paragraph-rsid="002265f0"/>
    </style:style>
    <style:style style:name="P10" style:family="paragraph" style:parent-style-name="Standard" style:list-style-name="L2">
      <style:text-properties officeooo:paragraph-rsid="001c5bb0"/>
    </style:style>
    <style:style style:name="P11" style:family="paragraph" style:parent-style-name="Standard" style:list-style-name="L2">
      <style:text-properties officeooo:paragraph-rsid="00208493"/>
    </style:style>
    <style:style style:name="P12" style:family="paragraph" style:parent-style-name="Standard">
      <style:text-properties officeooo:rsid="00240b73" officeooo:paragraph-rsid="00240b73"/>
    </style:style>
    <style:style style:name="P13" style:family="paragraph" style:parent-style-name="Standard" style:list-style-name="L3">
      <style:text-properties officeooo:rsid="00240b73" officeooo:paragraph-rsid="00240b73"/>
    </style:style>
    <style:style style:name="T1" style:family="text">
      <style:text-properties officeooo:rsid="00151fc3"/>
    </style:style>
    <style:style style:name="T2" style:family="text">
      <style:text-properties officeooo:rsid="0017b2ab"/>
    </style:style>
    <style:style style:name="T3" style:family="text">
      <style:text-properties officeooo:rsid="001893f5"/>
    </style:style>
    <style:style style:name="T4" style:family="text">
      <style:text-properties officeooo:rsid="001b426f"/>
    </style:style>
    <style:style style:name="T5" style:family="text">
      <style:text-properties officeooo:rsid="001bb1ce"/>
    </style:style>
    <style:style style:name="T6" style:family="text">
      <style:text-properties officeooo:rsid="001c5bb0"/>
    </style:style>
    <style:style style:name="T7" style:family="text">
      <style:text-properties officeooo:rsid="001f2b27"/>
    </style:style>
    <style:style style:name="T8" style:family="text">
      <style:text-properties officeooo:rsid="00208493"/>
    </style:style>
    <style:style style:name="T9" style:family="text">
      <style:text-properties officeooo:rsid="002265f0"/>
    </style:style>
    <style:style style:name="T10" style:family="text">
      <style:text-properties officeooo:rsid="0024f3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ученный материал.</text:p>
      <text:p text:style-name="P1"/>
      <text:p text:style-name="P1">Кэш — промежуточный буфер с быстрым доступом, содержащий информацию, которая может быть запрошена с наибольшей вероятностью.</text:p>
      <text:p text:style-name="P1"/>
      <text:p text:style-name="P1">С ростом количества ключей в существующих key/value хранилищах будет расти занимаемая оперативная память. При значительном количестве ключей (например, больше нескольких миллионов) уже понадобится какой-либо механизм, который бы ограничивал занимаемую оперативную память или количество ключей.</text:p>
      <text:p text:style-name="P1"/>
      <text:p text:style-name="P1">Были рассмотрены следующие существующие алгоритмы реализации кэширования:</text:p>
      <text:p text:style-name="P1"/>
      <text:p text:style-name="P1">— LFU (Least Frequently Used) — вытесняется буфер, использованный реже всех.</text:p>
      <text:p text:style-name="P1">Происходит подсчет, как часто используется закэшированный элемент. Те элементы, обращения к которым происходят реже всего, вытесняются в первую очередь. Реализация в виде массива счетчиков с указателем на минимальное значение счетчика. Как только появляется необходимость вытеснения, вытесняется элемент, на который указывается указатель. При добавлении нового элемента <text:s/>- указатель на минимальное значение счетчика автоматически становится индексом нового элемента.</text:p>
      <text:p text:style-name="P1">Недостаток этого метода в том, что для нахождения минимального счетчика после вытеснения данных необходимо пройтись по массиву и найти элемент с наименьшим счетчиком.</text:p>
      <text:p text:style-name="P1"/>
      <text:p text:style-name="P2">— <text:span text:style-name="T1">LRU (Least Recently Used) — вытесняется буфер, неиспользованный дольше всех.</text:span></text:p>
      <text:p text:style-name="P2">Происходит отслеживание того, когда использовался закэшированный элемент. Те элементы, которые были наиболее давно использовавшимися, вытесняются в первую очередь. Реализация инвалидации ключей может быть осуществлена либо отдельным потоком, либо по таймауту между запросами. Для хранения времени последнего обращения к элементу можно использовать либо упорядоченный массив, либо бинарное дерево.</text:p>
      <text:p text:style-name="P2">Недостаток метода при использовании массива — проблема вставки, когда необходимо добавить новый ключ в кэш, если до этого уже были добавлены ключи с <text:span text:style-name="T2">expiretime больше и меньше чем добавляемого одновременно. В случае использования дерева будет проблема периодической балансировкой дерева.</text:span></text:p>
      <text:p text:style-name="P2"/>
      <text:p text:style-name="P2">— <text:span text:style-name="T3">ARC (Adaptive Replacement Cache) — алгоритм, запатентованный IBM, комбинирующий LFU и LRU.</text:span></text:p>
      <text:p text:style-name="P3">Пусть c — число страниц в памяти. <text:span text:style-name="T4">L1 и L2 — два связных списка. L1 содержит страницы к которым обращались единожды, L2 же содержит страницы к которым обращались как минимум дважды. Операции разрешенные в L1 и L2 такие же как в алгоритме LRU. </text:span></text:p>
      <text:list xml:id="list1507853108947742601" text:style-name="L1">
        <text:list-item>
          <text:p text:style-name="P4">0&lt;=|L1|+|L2| &lt;= c;</text:p>
        </text:list-item>
        <text:list-item>
          <text:p text:style-name="P4">0&lt;=|L1|&lt;= c, L2 может быть больше c;</text:p>
        </text:list-item>
        <text:list-item>
          <text:p text:style-name="P5"><text:span text:style-name="T4">при обращении к странице: если страница находится в </text:span>L1∪L2, то она переносится как наименее давно использовавшаяся в <text:span text:style-name="T5">L2, в противном случае L1;</text:span></text:p>
        </text:list-item>
        <text:list-item>
          <text:p text:style-name="P6">случай, если добавление новой странице создает ситуацию <text:span text:style-name="T5">|L1|+|L2|&gt;2c или |L1|&gt;c: если L1 (перед добавлением) содержит меньше чем c страниц, то вытесняется наиболее давно использовавшаяся страница из L2, в противном случае давно использовавшаяся страница из L1;</text:span></text:p>
        </text:list-item>
      </text:list>
      <text:p text:style-name="P7"><text:span text:style-name="T6">Пусть T1 содержит последние использованные страницы в памяти, а B1 — неиспользованные дольше всех. Аналогично L2 разделен на T2 и B2. </text:span>T1∪T содержат страницы которые на данный момент находятся в памяти. Когда страница переходит из списка <text:span text:style-name="T7">T в список B, она будет выведена из памяти. Пусть p — текущий размер списка T1.</text:span></text:p>
      <text:list xml:id="list2459093113920937248" text:style-name="L2">
        <text:list-item>
          <text:p text:style-name="P10">при <text:span text:style-name="T8">|T1|&gt;p, переносится наиболее давно использующаяся страница из T1, чтобы стать </text:span><text:soft-page-break/><text:span text:style-name="T8">наименее давно использовавшейся для B1;</text:span></text:p>
        </text:list-item>
        <text:list-item>
          <text:p text:style-name="P11">при <text:span text:style-name="T8">|T1|&lt;p, переносится наиболее давно использующаяся страница из T2, чтобы стать наименее давно использовавшейся для B2;</text:span></text:p>
        </text:list-item>
        <text:list-item>
          <text:p text:style-name="P11">при <text:span text:style-name="T8">|T1|=p:</text:span></text:p>
          <text:list>
            <text:list-item>
              <text:p text:style-name="P11"><text:span text:style-name="T8">если страница была в B2, то переносится наиболее давно использующаяся страница из T1, чтобы стать наименее давно использовавшейся для B1(из-за уменьшения p);</text:span></text:p>
            </text:list-item>
            <text:list-item>
              <text:p text:style-name="P11"><text:span text:style-name="T8">если страница была в B1, или ее не было в памяти, то переносится наиболее давно использующаяся страница из T2, чтобы стать наименее давно использовавшейся для B2;</text:span></text:p>
            </text:list-item>
          </text:list>
        </text:list-item>
        <text:list-item>
          <text:p text:style-name="P11">при «попадании» в <text:span text:style-name="T9">T1 или T2 ничего не делать;</text:span></text:p>
        </text:list-item>
        <text:list-item>
          <text:p text:style-name="P9">при попадании в B1:</text:p>
          <text:list>
            <text:list-item>
              <text:p text:style-name="P9">если размер B1 не меньше размера B2, p увеличивается на 1, в противном случае p увеличивается на |B1|-|B2|</text:p>
            </text:list-item>
          </text:list>
        </text:list-item>
        <text:list-item>
          <text:p text:style-name="P9">есть условие 0&lt;=p&lt;=c</text:p>
        </text:list-item>
      </text:list>
      <text:p text:style-name="P8"/>
      <text:p text:style-name="P12">Преимущества ARC.</text:p>
      <text:list xml:id="list1201269945407943697" text:style-name="L3">
        <text:list-item>
          <text:p text:style-name="P13">при сканировании огромных баз данных не будет «попаданий», следовательно p не будет изменен и страницы в T2 будут оставаться в памяти, что является преимуществом перед алгоритмом LRU;</text:p>
        </text:list-item>
        <text:list-item>
          <text:p text:style-name="P13">устаревшие страницы не остаются в памяти — преимущество перед алгоритмом LFU;</text:p>
        </text:list-item>
        <text:list-item>
          <text:p text:style-name="P13">ARC работает на 10-15% дольше чем LRU, но коэффициент «попадания» в среднем больше в 2 раза чем у LRU;</text:p>
        </text:list-item>
        <text:list-item>
          <text:p text:style-name="P13">небольшое пространство для B-списков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20:34:50.885548000</meta:creation-date>
    <dc:date>2015-05-17T23:59:06.224919000</dc:date>
    <meta:editing-duration>PT1H6M27S</meta:editing-duration>
    <meta:editing-cycles>10</meta:editing-cycles>
    <meta:generator>LibreOffice/4.3.2.2$MacOSX_x86 LibreOffice_project/edfb5295ba211bd31ad47d0bad0118690f76407d</meta:generator>
    <meta:document-statistic meta:table-count="0" meta:image-count="0" meta:object-count="0" meta:page-count="2" meta:paragraph-count="31" meta:word-count="604" meta:character-count="4279" meta:non-whitespace-character-count="3708"/>
  </office:meta>
</office:document-meta>
</file>